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20pt" style:font-size-asian="20pt" style:font-size-complex="2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20pt" style:font-size-asian="20pt" style:font-size-complex="20pt"/>
    </style:style>
    <style:style style:name="P8" style:family="paragraph" style:parent-style-name="Standard">
      <style:paragraph-properties fo:margin-top="0cm" fo:margin-bottom="0.423cm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.423cm" fo:margin-bottom="0.423cm" style:contextual-spacing="false" fo:line-height="100%" fo:text-align="justify" style:justify-single-word="false"/>
    </style:style>
    <style:style style:name="P10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>
      <style:paragraph-properties fo:text-align="justify" style:justify-single-word="false"/>
      <style:text-properties fo:font-size="17.5pt" style:font-size-asian="17.5pt" style:font-size-complex="17.5pt"/>
    </style:style>
    <style:style style:name="P13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font-weight="bold" style:font-weight-asian="bold"/>
    </style:style>
    <style:style style:name="P1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fo:font-weight="bold" style:font-weight-asian="bold" style:font-weight-complex="bold"/>
    </style:style>
    <style:style style:name="P16" style:family="paragraph" style:parent-style-name="Heading_20_1">
      <style:text-properties fo:font-size="20pt" style:font-size-asian="20pt" style:font-size-complex="20pt"/>
    </style:style>
    <style:style style:name="P17" style:family="paragraph" style:parent-style-name="Heading_20_1"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 style:master-page-name="Standard">
      <style:paragraph-properties style:page-number="1"/>
      <style:text-properties fo:font-size="15pt" style:font-size-asian="15pt" style:font-size-complex="15pt"/>
    </style:style>
    <style:style style:name="P19" style:family="paragraph" style:parent-style-name="Standard" style:list-style-name="WWNum2">
      <style:paragraph-properties fo:margin-left="0cm" fo:margin-right="0cm" fo:text-align="justify" style:justify-single-word="false" fo:text-indent="0cm" style:auto-text-indent="false"/>
    </style:style>
    <style:style style:name="P20" style:family="paragraph" style:parent-style-name="Standard" style:list-style-name="WWNum3">
      <style:paragraph-properties fo:margin-left="0.998cm" fo:margin-right="0cm" fo:text-align="justify" style:justify-single-word="false" fo:text-indent="-0.635cm" style:auto-text-indent="false"/>
      <style:text-properties fo:font-size="20pt" style:font-size-asian="20pt" style:font-size-complex="20pt"/>
    </style:style>
    <style:style style:name="P21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fo:font-size="20pt" style:font-size-asian="20pt" style:font-size-complex="20pt"/>
    </style:style>
    <style:style style:name="P22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/>
      <style:text-properties fo:font-size="20pt" style:font-size-asian="20pt" style:font-size-complex="20pt"/>
    </style:style>
    <style:style style:name="P23" style:family="paragraph" style:parent-style-name="Standard" style:list-style-name="WWNum1">
      <style:paragraph-properties fo:margin-left="3.81cm" fo:margin-right="0cm" fo:text-align="justify" style:justify-single-word="false" fo:text-indent="-0.635cm" style:auto-text-indent="false"/>
      <style:text-properties fo:font-size="20pt" style:font-size-asian="20pt" style:font-size-complex="20pt"/>
    </style:style>
    <style:style style:name="P24" style:family="paragraph" style:parent-style-name="Standard" style:list-style-name="WWNum1">
      <style:paragraph-properties fo:margin-left="5.08cm" fo:margin-right="0cm" fo:text-align="justify" style:justify-single-word="false" fo:text-indent="-0.635cm" style:auto-text-indent="false"/>
      <style:text-properties fo:font-size="20pt" style:font-size-asian="20pt" style:font-size-complex="20pt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07a6" style:font-weight-asian="bold" style:font-weight-complex="bold"/>
    </style:style>
    <style:style style:name="T5" style:family="text">
      <style:text-properties officeooo:rsid="000c07a6"/>
    </style:style>
    <style:style style:name="T6" style:family="text">
      <style:text-properties fo:font-size="20pt" fo:font-weight="bold" officeooo:rsid="000c07a6" style:font-size-asian="20pt" style:font-weight-asian="bold" style:font-size-complex="20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2"/>
      <text:p text:style-name="P3">Usa este documento para responder a todo lo que se te pide en la tarea</text:p>
      <text:p text:style-name="P6">Sumario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1%19Actividad%201.%20%5B1%20puntos%5D%20%19C%7Ctoxmark" text:style-name="Index_20_Link" text:visited-style-name="Index_20_Link">Actividad 1. [1 puntos]<text:tab/>2</text:a></text:p>
          <text:p text:style-name="P10"><text:a xlink:type="simple" xlink:href="#1%19Actividad%202.%20%5B4,5%20puntos%5D%20%19C%7Ctoxmark" text:style-name="Index_20_Link" text:visited-style-name="Index_20_Link">Actividad 2. [4,5 puntos]<text:tab/>2</text:a></text:p>
          <text:p text:style-name="P10"><text:a xlink:type="simple" xlink:href="#1%19Actividad%203.%20%5B4,5%20puntos%5D%20%19C%7Ctoxmark" text:style-name="Index_20_Link" text:visited-style-name="Index_20_Link">Actividad 3. [4,5 puntos]<text:tab/>2</text:a></text:p>
          <text:p text:style-name="P10"><text:a xlink:type="simple" xlink:href="#1%19Actividad%204.%20%19C%7Ctoxmark" text:style-name="Index_20_Link" text:visited-style-name="Index_20_Link">Actividad 4.<text:tab/>2</text:a></text:p>
          <text:p text:style-name="P10"><text:a xlink:type="simple" xlink:href="#1%19Autoevaluaci%C3%B3n%19C%7Ctoxmark" text:style-name="Index_20_Link" text:visited-style-name="Index_20_Link">Autoevaluación<text:tab/>2</text:a></text:p>
        </text:index-body>
      </text:table-of-content>
      <text:p text:style-name="P3"/>
      <text:p text:style-name="P3"/>
      <text:p text:style-name="P3"/>
      <text:p text:style-name="P5"><text:bookmark text:name="_tc9vgxk3hc"/></text:p>
      <text:p text:style-name="P15"/>
      <text:p text:style-name="P11"><text:bookmark text:name="_dcv9fwyploz6"/><text:toc-mark-start text:id="IMark1741559709592" text:outline-level="1"/><text:alphabetical-index-mark-start text:id="IMark1741559709688"/><text:alphabetical-index-mark-start text:id="IMark1741559714584"/><text:alphabetical-index-mark-start text:id="IMark1741559713240"/><text:span text:style-name="T3">Actividad 1. [1 puntos]</text:span> <text:alphabetical-index-mark-end text:id="IMark1741559713240"/><text:alphabetical-index-mark-end text:id="IMark1741559714584"/><text:alphabetical-index-mark-end text:id="IMark1741559709688"/><text:toc-mark-end text:id="IMark1741559709592"/></text:p>
      <text:p text:style-name="Heading_20_1"/>
      <text:list xml:id="list4083227696" text:style-name="WWNum2">
        <text:list-header>
          <text:p text:style-name="P19"/>
        </text:list-header>
      </text:list>
      <text:p text:style-name="Heading_20_1"><text:bookmark text:name="_brtocnohied8"/><text:toc-mark-start text:id="IMark1739616168904" text:outline-level="1"/><text:span text:style-name="T3">Actividad 2. [</text:span><text:span text:style-name="T6">4,5</text:span><text:span text:style-name="T3"> puntos]</text:span> <text:toc-mark-end text:id="IMark1739616168904"/></text:p>
      <text:p text:style-name="P6"/>
      <text:p text:style-name="Heading_20_1"><text:bookmark text:name="_mt2n0c83p39l"/><text:toc-mark-start text:id="IMark1739616170056" text:outline-level="1"/><text:span text:style-name="T3">Actividad 3. [4,</text:span><text:span text:style-name="T4">5</text:span><text:span text:style-name="T3"> puntos]</text:span> <text:toc-mark-end text:id="IMark1739616170056"/></text:p>
      <text:p text:style-name="P16"/>
      <text:p text:style-name="P6"/>
      <text:p text:style-name="Heading_20_1"><text:bookmark text:name="_xqhfd94kxtar"/><text:toc-mark-start text:id="IMark1739616170632" text:outline-level="1"/><text:span text:style-name="T3">Actividad 4.</text:span> <text:toc-mark-end text:id="IMark1739616170632"/></text:p>
      <text:p text:style-name="P6"/>
      <text:p text:style-name="P6"/>
      <text:p text:style-name="P17"><text:toc-mark-start text:id="IMark1739616168904" text:outline-level="1"/>Autoevaluación<text:toc-mark-end text:id="IMark1739616168904"/></text:p>
      <text:p text:style-name="P3">Calcula aproximadamente la nota que crees que debes de tener en cada ejercicio y en total. Escríbela aquí explicando por qué:</text:p>
      <text:p text:style-name="P3"/>
      <text:p text:style-name="P12">Y por último...</text:p>
      <text:p text:style-name="P8">Una vez realizada la tarea, rellena la <text:span text:style-name="T2">autoevaluación al final del documento de plantilla (arriba)</text:span> y convierte el documento a PDF.</text:p>
      <text:p text:style-name="P9">El envío se realizará a través de la plataforma y el archivo se nombrará siguiendo las siguientes pautas:</text:p>
      <text:p text:style-name="P13">Apellido1_Apellido2_Nombre_PAR02_Tarea.pdf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fo:font-size="20pt" style:text-underline-style="none"/>
    </style:style>
    <style:style style:name="ListLabel_20_2" style:display-name="ListLabel 2" style:family="text">
      <style:text-properties fo:font-size="20pt" style:text-underline-style="none"/>
    </style:style>
    <style:style style:name="ListLabel_20_3" style:display-name="ListLabel 3" style:family="text">
      <style:text-properties fo:font-size="20pt" style:text-underline-style="none"/>
    </style:style>
    <style:style style:name="ListLabel_20_4" style:display-name="ListLabel 4" style:family="text">
      <style:text-properties fo:font-size="20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20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MP2" style:family="paragraph" style:parent-style-name="Standard">
      <style:text-properties fo:font-size="15pt" style:font-size-asian="15pt" style:font-size-complex="15pt"/>
    </style:style>
    <style:style style:name="MT1" style:family="text">
      <style:text-properties officeooo:rsid="000c07a6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area 2 PAR <text:s text:c="57"/>Curso: 202<text:span text:style-name="MT1">2</text:span>-202<text:span text:style-name="MT1">3</text:span></text:p>
        <text:p text:style-name="MP2">Apellidos, Nombre: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9-28T18:20:14.842000000</dc:date>
    <meta:editing-duration>PT17M37S</meta:editing-duration>
    <meta:editing-cycles>4</meta:editing-cycles>
    <meta:document-statistic meta:table-count="0" meta:image-count="0" meta:object-count="0" meta:page-count="2" meta:paragraph-count="19" meta:word-count="122" meta:character-count="809" meta:non-whitespace-character-count="645"/>
  </office:meta>
</office:document-meta>
</file>